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0724in" svg:height="4.3295in" svg:x="3.1717in" svg:y="4.2039in">
            <draw:object draw:notify-on-update-of-ranges="Sheet1.C21:Sheet1.Q21 Sheet1.C21:Sheet1.Q21 Sheet1.C22:Sheet1.Q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table:number-columns-repeated="2"/>
          <table:table-cell office:value-type="float" office:value="0.00126273" calcext:value-type="float">
            <text:p>0.00126273</text:p>
          </table:table-cell>
          <table:table-cell office:value-type="float" office:value="0.00213846" calcext:value-type="float">
            <text:p>0.00213846</text:p>
          </table:table-cell>
          <table:table-cell office:value-type="float" office:value="0.0023149" calcext:value-type="float">
            <text:p>0.0023149</text:p>
          </table:table-cell>
          <table:table-cell office:value-type="float" office:value="0.0037712" calcext:value-type="float">
            <text:p>0.0037712</text:p>
          </table:table-cell>
          <table:table-cell office:value-type="float" office:value="0.00574526" calcext:value-type="float">
            <text:p>0.00574526</text:p>
          </table:table-cell>
          <table:table-cell office:value-type="float" office:value="0.0107658" calcext:value-type="float">
            <text:p>0.010765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39178" calcext:value-type="float">
            <text:p>0.039178</text:p>
          </table:table-cell>
          <table:table-cell office:value-type="float" office:value="0.102867" calcext:value-type="float">
            <text:p>0.102867</text:p>
          </table:table-cell>
          <table:table-cell office:value-type="float" office:value="0.208498" calcext:value-type="float">
            <text:p>0.208498</text:p>
          </table:table-cell>
          <table:table-cell office:value-type="float" office:value="0.443532" calcext:value-type="float">
            <text:p>0.443532</text:p>
          </table:table-cell>
          <table:table-cell office:value-type="float" office:value="0.831168" calcext:value-type="float">
            <text:p>0.831168</text:p>
          </table:table-cell>
          <table:table-cell office:value-type="float" office:value="1.54915" calcext:value-type="float">
            <text:p>1.54915</text:p>
          </table:table-cell>
          <table:table-cell office:value-type="float" office:value="3.27791" calcext:value-type="float">
            <text:p>3.27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5:31:41.625131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pod </meta:initial-creator>
    <meta:creation-date>2015-04-06T23:09:05.817603029</meta:creation-date>
    <dc:date>2015-04-07T16:09:18.511833407</dc:date>
    <dc:creator>tripod </dc:creator>
    <meta:editing-duration>PT12M55S</meta:editing-duration>
    <meta:editing-cycles>2</meta:editing-cycles>
    <meta:generator>LibreOffice/4.2.8.2$Linux_X86_64 LibreOffice_project/42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125cm" svg:height="10.998cm" xlink:href=".." xlink:type="simple" chart:class="chart:scatter" chart:row-mapping="0" chart:style-name="ch1">
        <chart:plot-area chart:style-name="ch2" table:cell-range-address="Sheet1.C21:Sheet1.Q22" chart:data-source-has-labels="row" svg:x="1.573cm" svg:y="0.219cm" svg:width="25.99cm" svg:height="9.579cm">
          <chartooo:coordinate-region svg:x="2.671cm" svg:y="0.418cm" svg:width="24.335cm" svg:height="8.733cm"/>
          <chart:axis chart:dimension="x" chart:name="primary-x" chart:style-name="ch3" chartooo:axis-type="auto">
            <chart:title svg:x="12.963cm" svg:y="10.017cm" chart:style-name="ch4">
              <text:p>Počet prvků [jednotky]</text:p>
            </chart:title>
            <chart:categories table:cell-range-address="Sheet1.C21:Sheet1.Q21"/>
          </chart:axis>
          <chart:axis chart:dimension="y" chart:name="primary-y" chart:style-name="ch3">
            <chart:title svg:x="0.451cm" svg:y="5.581cm" chart:style-name="ch5">
              <text:p>Čas [s]</text:p>
            </chart:title>
            <chart:grid chart:style-name="ch6" chart:class="major"/>
          </chart:axis>
          <chart:series chart:style-name="ch7" chart:values-cell-range-address="Sheet1.C22:Sheet1.Q22" chart:class="chart:scatter">
            <chart:domain table:cell-range-address="Sheet1.C21:Sheet1.Q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Sheet1.C21:Sheet1.Q21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4">
                <text:p>1020</text:p>
              </table:table-cell>
              <table:table-cell office:value-type="float" office:value="2048">
                <text:p>2050</text:p>
              </table:table-cell>
              <table:table-cell office:value-type="float" office:value="4096">
                <text:p>4100</text:p>
              </table:table-cell>
              <table:table-cell office:value-type="float" office:value="8192">
                <text:p>8190</text:p>
              </table:table-cell>
              <table:table-cell office:value-type="float" office:value="16384">
                <text:p>1638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C21:Sheet1.Q2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126273">
                <text:p>0.00126273</text:p>
                <draw:g>
                  <svg:desc>Sheet1.C22:Sheet1.Q22</svg:desc>
                </draw:g>
              </table:table-cell>
              <table:table-cell office:value-type="float" office:value="0.00213846">
                <text:p>0.00213846</text:p>
              </table:table-cell>
              <table:table-cell office:value-type="float" office:value="0.0023149">
                <text:p>0.0023149</text:p>
              </table:table-cell>
              <table:table-cell office:value-type="float" office:value="0.0037712">
                <text:p>0.0037712</text:p>
              </table:table-cell>
              <table:table-cell office:value-type="float" office:value="0.00574526">
                <text:p>0.00574526</text:p>
              </table:table-cell>
              <table:table-cell office:value-type="float" office:value="0.0107658">
                <text:p>0.0107658</text:p>
              </table:table-cell>
              <table:table-cell office:value-type="float" office:value="0.019232">
                <text:p>0.019232</text:p>
              </table:table-cell>
              <table:table-cell office:value-type="float" office:value="0.039178">
                <text:p>0.039178</text:p>
              </table:table-cell>
              <table:table-cell office:value-type="float" office:value="0.102867">
                <text:p>0.102867</text:p>
              </table:table-cell>
              <table:table-cell office:value-type="float" office:value="0.208498">
                <text:p>0.208498</text:p>
              </table:table-cell>
              <table:table-cell office:value-type="float" office:value="0.443532">
                <text:p>0.443532</text:p>
              </table:table-cell>
              <table:table-cell office:value-type="float" office:value="0.831168">
                <text:p>0.831168</text:p>
              </table:table-cell>
              <table:table-cell office:value-type="float" office:value="1.54915">
                <text:p>1.54915</text:p>
              </table:table-cell>
              <table:table-cell office:value-type="float" office:value="3.27791">
                <text:p>3.277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